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" svg:font-family="TimesNewRoman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 fo:orphans="0" fo:widows="0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Heading_20_1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1.251cm" fo:margin-right="0cm" fo:text-align="justify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fo:orphans="0" fo:widows="0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1.296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296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 fo:orphans="0" fo:widows="0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1.244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1.501cm" style:auto-text-indent="false"/>
      <style:text-properties fo:font-size="12pt" style:font-size-asian="12pt" style:font-size-complex="12pt"/>
    </style:style>
    <style:style style:name="P21" style:family="paragraph" style:parent-style-name="Recuo_20_de_20_corpo_20_de_20_texto_20_2">
      <style:paragraph-properties fo:margin-left="0cm" fo:margin-right="0cm" fo:text-indent="0cm" style:auto-text-indent="false"/>
      <style:text-properties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1.244cm" style:auto-text-indent="false">
        <style:tab-stops>
          <style:tab-stop style:position="1.252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1.244cm" style:auto-text-indent="false" style:text-autospace="none"/>
    </style:style>
    <style:style style:name="P24" style:family="paragraph" style:parent-style-name="Standard">
      <style:paragraph-properties fo:text-align="justify" style:justify-single-word="false" fo:orphans="0" fo:widows="0"/>
      <style:text-properties fo:font-size="12pt" style:font-size-asian="12pt" style:font-size-complex="12pt"/>
    </style:style>
    <style:style style:name="P25" style:family="paragraph" style:parent-style-name="Standard">
      <style:paragraph-properties fo:margin-left="1.296cm" fo:margin-right="0cm" fo:text-align="justify" style:justify-single-word="false" fo:orphans="0" fo:widows="0" fo:text-indent="0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weight-complex="bold"/>
    </style:style>
    <style:style style:name="T8" style:family="text">
      <style:text-properties fo:font-size="12pt" fo:font-weight="normal" style:font-size-asian="12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3">Versão</text:p>
            </table:table-cell>
            <table:table-cell table:style-name="Tabela1.A1" office:value-type="string">
              <text:p text:style-name="P3">Última Mudança</text:p>
            </table:table-cell>
            <table:table-cell table:style-name="Tabela1.A1" office:value-type="string">
              <text:p text:style-name="P3">Responsáveis</text:p>
            </table:table-cell>
            <table:table-cell table:style-name="Tabela1.D1" office:value-type="string">
              <text:p text:style-name="P3">Descrição</text:p>
            </table:table-cell>
          </table:table-row>
        </table:table-header-rows>
        <table:table-row>
          <table:table-cell table:style-name="Tabela1.A2" office:value-type="string">
            <text:p text:style-name="P4">0.1</text:p>
          </table:table-cell>
          <table:table-cell table:style-name="Tabela1.A2" office:value-type="string">
            <text:p text:style-name="P4">08/06/2006</text:p>
          </table:table-cell>
          <table:table-cell table:style-name="Tabela1.A2" office:value-type="string">
            <text:p text:style-name="P4">A1,A2,A11,A12,A13,A14 e A7(Gerente)</text:p>
          </table:table-cell>
          <table:table-cell table:style-name="Tabela1.D2" office:value-type="string">
            <text:p text:style-name="P4">Revisão dos casos de uso</text:p>
          </table:table-cell>
        </table:table-row>
      </table:table>
      <text:p text:style-name="P2"/>
      <text:p text:style-name="P5"/>
      <text:p text:style-name="P5"/>
      <text:p text:style-name="P5">ESPECIFICAÇÃO DOS CASOS DE USO DOCUMENTOS</text:p>
      <text:p text:style-name="P6"/>
      <text:p text:style-name="P7">Preâmbulo </text:p>
      <text:p text:style-name="P8"/>
      <text:p text:style-name="P9">Os casos de uso aqui descritos auxiliam a gerência de documentos: diplomas, certificados, comprovantes e outros. Todos os documentos emitidos pelo sistema serão “acompanhados”, ou seja, se um histórico é emitido, então o sistema poderá reconhecer a emissão, quando ela ocorreu e quem emitiu, por exemplo. Este recurso permitirá, por exemplo, que documentos possam ser facilmente validados.</text:p>
      <text:p text:style-name="P10"/>
      <text:p text:style-name="P5">1 - Caso de Uso DO.1 - Gerar <text:s/>Documento </text:p>
      <text:p text:style-name="P5">ID: DO.1</text:p>
      <text:p text:style-name="P11">Atores: <text:span text:style-name="T1">Coordenação</text:span></text:p>
      <text:p text:style-name="P12"/>
      <text:p text:style-name="P11">Propósito: <text:span text:style-name="T1"><text:s/>Este caso de uso tem como função criar modelos de documentos com diversas categorias.</text:span></text:p>
      <text:p text:style-name="P10"><text:s text:c="3"/></text:p>
      <text:p text:style-name="P13"><text:span text:style-name="T2">Descrição:</text:span> A <text:span text:style-name="T1">Coordenação</text:span> <text:s/>seleciona um categoria e insere novos dados para a criação de modelos de documentos com diversas categorias para serem emitidos posteriormente.</text:p>
      <text:p text:style-name="P10"/>
      <text:p text:style-name="P14">1.1<text:tab/>Fluxo Básico</text:p>
      <text:p text:style-name="P10"/>
      <text:p text:style-name="P15"><text:span text:style-name="T3">01 <text:s/></text:span><text:span text:style-name="T4">Coordenação</text:span><text:span text:style-name="T3"> inicia o caso de uso </text:span><text:span text:style-name="T5">Selecionar Categoria</text:span><text:span text:style-name="T3">;</text:span></text:p>
      <text:p text:style-name="P16">02 <text:s/><text:span text:style-name="T1">Coordenação</text:span> preenche as informações para gerar o documento;</text:p>
      <text:p text:style-name="P16">03 <text:s/><text:span text:style-name="T1">Coordenação</text:span> requisita a confirmação da operação;</text:p>
      <text:p text:style-name="P16">04 <text:s/>Sistema confirma a operação, gerando o documento.</text:p>
      <text:p text:style-name="P10"/>
      <text:p text:style-name="P14">1.2<text:tab/>Fluxo Alternativo</text:p>
      <text:p text:style-name="P17"/>
      <text:p text:style-name="P9">No item 03, o sistema exibe mensagem contendo campos obrigatórios que não foram preenchidos e aqueles contendo informações inconsistentes, o sistema sugere que sejam fornecidas e alteradas, respectivamente.</text:p>
      <text:p text:style-name="P8"/>
      <text:p text:style-name="P18"><text:span text:style-name="T6">Referência: </text:span><text:span text:style-name="T3">Não se aplica.</text:span></text:p>
      <text:p text:style-name="P11"/>
      <text:p text:style-name="P8"/>
      <text:p text:style-name="P5">2 - Caso de Uso DO.2 – Cadastrar Categoria de Documento</text:p>
      <text:p text:style-name="P5">ID: DO.2</text:p>
      <text:p text:style-name="P11">Atores: <text:span text:style-name="T1">Coordenação</text:span></text:p>
      <text:p text:style-name="P12"/>
      <text:p text:style-name="P11">Propósito: <text:span text:style-name="T1">Este caso de uso tem como função cadastrar as novas categorias de documentos.</text:span></text:p>
      <text:p text:style-name="P10"><text:s text:c="3"/></text:p>
      <text:p text:style-name="P13"><text:span text:style-name="T2">Descrição: </text:span>A <text:span text:style-name="T1">Coordenação</text:span> insere novos dados da nova categoria de documentos, tais como: histórico, termo de responsabilidade, diploma, comprovante, certificado, etc.</text:p>
      <text:p text:style-name="P10"/>
      <text:p text:style-name="P14">2.1<text:tab/>Fluxo Básico</text:p>
      <text:p text:style-name="P8"/>
      <text:p text:style-name="P16">01 <text:s/><text:span text:style-name="T1">Coordenação</text:span> preenche a Categoria de Documento;</text:p>
      <text:p text:style-name="P16">02 <text:s/><text:span text:style-name="T1">Coordenação</text:span> requisita a confirmação da operação;</text:p>
      <text:p text:style-name="P16">03 <text:s/>Sistema confirma a operação, cadastrando a categoria de documento.</text:p>
      <text:p text:style-name="P8"/>
      <text:p text:style-name="P14">2.2<text:tab/>Fluxo Alternativo</text:p>
      <text:p text:style-name="P10"/>
      <text:p text:style-name="P19">No item 02, o sistema exibe mensagem contendo campos obrigatórios que não foram preenchidos e aqueles contendo informações inconsistentes, o sistema sugere que sejam fornecidas e alteradas, respectivamente.</text:p>
      <text:p text:style-name="P10"/>
      <text:p text:style-name="P18"><text:span text:style-name="T6">Referência: </text:span><text:span text:style-name="T3">Não se aplica.</text:span></text:p>
      <text:p text:style-name="P20"/>
      <text:p text:style-name="P20"/>
      <text:p text:style-name="P5">3 - Caso de Uso DO.3 – Selecionar Categoria</text:p>
      <text:p text:style-name="P5">ID: DO.3</text:p>
      <text:p text:style-name="P11">Atores: <text:span text:style-name="T1">Coordenação</text:span></text:p>
      <text:p text:style-name="P12"/>
      <text:p text:style-name="P11">Propósito: <text:span text:style-name="T1">Este caso de uso tem como função demonstrar a seleção de <text:s/>uma categoria.</text:span></text:p>
      <text:p text:style-name="P10"><text:s text:c="3"/></text:p>
      <text:p text:style-name="P21"><text:span text:style-name="T7">Descrição: </text:span>Operação executada pela <text:span text:style-name="T8">Coordenação</text:span> para selecionar uma categoria de documentos existente.</text:p>
      <text:p text:style-name="P10"/>
      <text:p text:style-name="P14">3.1<text:tab/>Fluxo Básico</text:p>
      <text:p text:style-name="P10"/>
      <text:p text:style-name="P22">01 <text:s/><text:span text:style-name="T1">Coordenação</text:span> preenche as informações para selecionar uma categoria;</text:p>
      <text:p text:style-name="P22">02 <text:s/>Sistema disponibiliza a(s) categoria(s) de acordo com as informações;</text:p>
      <text:p text:style-name="P22">03 <text:s/><text:span text:style-name="T1">Coordenação</text:span> seleciona a categoria;</text:p>
      <text:p text:style-name="P22">04 <text:s/><text:span text:style-name="T1">Coordenação</text:span> requisita a confirmação da operação;</text:p>
      <text:p text:style-name="P22">05 <text:s/>Sistema confirma a operação, selecionando a categoria.</text:p>
      <text:p text:style-name="P8"/>
      <text:p text:style-name="P14">3.2<text:tab/>Fluxo Alternativo</text:p>
      <text:p text:style-name="P10"/>
      <text:p text:style-name="P19">No item 02, o sistema exibe mensagem contendo campos obrigatórios que não foram preenchidos e aqueles contendo informações inconsistentes, o sistema sugere que sejam fornecidas e alteradas, respectivamente.</text:p>
      <text:p text:style-name="P8"/>
      <text:p text:style-name="P18"><text:span text:style-name="T6">Referência: </text:span><text:span text:style-name="T3">Não se aplica.</text:span></text:p>
      <text:p text:style-name="P8"/>
      <text:p text:style-name="P5">4 - Caso de Uso DO.4 – Selecionar Documento</text:p>
      <text:p text:style-name="P5">ID: DO.4</text:p>
      <text:p text:style-name="P11">Atores: <text:span text:style-name="T1">Coordenação</text:span></text:p>
      <text:p text:style-name="P12"/>
      <text:p text:style-name="P11">Propósito: <text:span text:style-name="T1">Este caso de uso tem como função selecionar um documento a partir dos dados inseridos.</text:span></text:p>
      <text:p text:style-name="P10"><text:s text:c="3"/></text:p>
      <text:p text:style-name="P13"><text:span text:style-name="T2">Descrição: <text:s/></text:span><text:span text:style-name="T1">A</text:span><text:span text:style-name="T2"> </text:span><text:span text:style-name="T1">Coordenação</text:span> insere dados para a <text:span text:style-name="T1">operação</text:span> de seleção é informada através do sistema caso o documento exista.</text:p>
      <text:p text:style-name="P10"/>
      <text:p text:style-name="P14">4.1<text:tab/>Fluxo Básico</text:p>
      <text:p text:style-name="P10"/>
      <text:p text:style-name="P22">01 <text:s/><text:span text:style-name="T1">Coordenação</text:span> preenche as informações para selecionar um documento;</text:p>
      <text:p text:style-name="P22">02 <text:s/>Sistema disponibiliza a(s) documento(s) de acordo com as informações;</text:p>
      <text:p text:style-name="P22">03 <text:s/><text:span text:style-name="T1">Coordenação</text:span> seleciona o documento;</text:p>
      <text:p text:style-name="P22">04 <text:s/><text:span text:style-name="T1">Coordenação</text:span> requisita a confirmação da operação;</text:p>
      <text:p text:style-name="P22">05 <text:s/>Sistema confirma a operação, selecionando o documento.</text:p>
      <text:p text:style-name="P8"/>
      <text:p text:style-name="P14">4.2<text:tab/>Fluxo Alternativo</text:p>
      <text:p text:style-name="P10"/>
      <text:p text:style-name="P16">No item 02, o sistema exibe mensagem contendo campos obrigatórios que não foram preenchidos e aqueles contendo informações inconsistentes, o sistema sugere que sejam fornecidas e alteradas, respectivamente.</text:p>
      <text:p text:style-name="P8"/>
      <text:p text:style-name="P18"><text:span text:style-name="T6">Referência: </text:span><text:span text:style-name="T3">Não se aplica.</text:span></text:p>
      <text:p text:style-name="P10"/>
      <text:p text:style-name="P8"/>
      <text:p text:style-name="P5">5 - Caso de Uso DO.5 – Emitir Documento</text:p>
      <text:p text:style-name="P5">ID: DO.5</text:p>
      <text:p text:style-name="P11">Atores: <text:span text:style-name="T1">Secretaria</text:span></text:p>
      <text:p text:style-name="P12"/>
      <text:p text:style-name="P11">Propósito: <text:span text:style-name="T1"><text:s/>Este caso de uso tem como função descrever a emissão de um documento selecionado.</text:span></text:p>
      <text:p text:style-name="P10"><text:s text:c="3"/></text:p>
      <text:p text:style-name="P13"><text:span text:style-name="T2">Descrição: </text:span><text:span text:style-name="T1">A </text:span><text:span text:style-name="T1">Coordenação</text:span><text:span text:style-name="T1"> insere dados de um documento a ser validado pelo sistema</text:span> caso o documento existe insere dados da pessoa física para nova validação, caso a pessoa física exista o documento é emitido pelo sistema.</text:p>
      <text:p text:style-name="P5"/>
      <text:p text:style-name="P14">5.1<text:tab/>Fluxo Básico</text:p>
      <text:p text:style-name="P8"/>
      <text:p text:style-name="P23"><text:span text:style-name="T3">01 <text:s/></text:span><text:span text:style-name="T4">Coordenação</text:span><text:span text:style-name="T3"> inicia o caso de uso </text:span><text:span text:style-name="T5">Selecionar Documento</text:span><text:span text:style-name="T3">;</text:span></text:p>
      <text:p text:style-name="P23"><text:span text:style-name="T3">02 <text:s/></text:span><text:span text:style-name="T4">Coordenação</text:span><text:span text:style-name="T3"> inicia o caso de uso </text:span><text:span text:style-name="T5">Selecionar Pessoa Física</text:span><text:span text:style-name="T3">;</text:span></text:p>
      <text:p text:style-name="P19">03 <text:s/><text:span text:style-name="T1">Coordenação</text:span> requisita a confirmação da operação;</text:p>
      <text:p text:style-name="P19">04 <text:s/>Sistema confirma a operação, emitindo o documento.</text:p>
      <text:p text:style-name="P8"/>
      <text:p text:style-name="P14">5.2<text:tab/>Fluxo Alternativo</text:p>
      <text:p text:style-name="P10"/>
      <text:p text:style-name="P19">No item 03, caso o usuário não tenha autorização para emitir o documento, o caso de uso termina.</text:p>
      <text:p text:style-name="P8"/>
      <text:p text:style-name="P18"><text:span text:style-name="T6">Referência: </text:span><text:span text:style-name="T3">Não se aplica.</text:span></text:p>
      <text:p text:style-name="P24"/>
      <text:p text:style-name="P24"/>
      <text:p text:style-name="P11">6 - Caso de Uso DO.6 – Consultar Documento</text:p>
      <text:p text:style-name="P5">ID: DO.6</text:p>
      <text:p text:style-name="P11">Atores: <text:span text:style-name="T1">Coordenação</text:span></text:p>
      <text:p text:style-name="P12"/>
      <text:p text:style-name="P11">Propósito: <text:span text:style-name="T1">Este caso de uso tem como função descrever a consulta de um documento através do sistema.</text:span></text:p>
      <text:p text:style-name="P10"><text:s text:c="3"/></text:p>
      <text:p text:style-name="P13"><text:span text:style-name="T2">Descrição: </text:span>Os documentos consultados pela secretaria através do sistema poderão ser emitidos. <text:s/>A categoria de documento, a data em que foi gerado e a pessoa física, se for o caso, serão critérios utilizados para localizar o documento que se deseja consultar.</text:p>
      <text:p text:style-name="P10"/>
      <text:p text:style-name="P14">6.1<text:tab/>Fluxo Básico</text:p>
      <text:p text:style-name="P10"/>
      <text:p text:style-name="P15"><text:span text:style-name="T3">01 <text:s/></text:span><text:span text:style-name="T4">Coordenação</text:span><text:span text:style-name="T3"> inicia o caso de uso </text:span><text:span text:style-name="T5">Selecionar Pessoa Física</text:span><text:span text:style-name="T3">;</text:span></text:p>
      <text:p text:style-name="P16">02 <text:s/>Sistema disponibiliza as listas de documentos relacionados à Pessoa;</text:p>
      <text:p text:style-name="P16">03 <text:s/><text:span text:style-name="T1">Coordenação</text:span> seleciona o documento para obter a consulta;</text:p>
      <text:p text:style-name="P16">03 <text:s/><text:span text:style-name="T1">Coordenação</text:span> requisita a confirmação da operação;</text:p>
      <text:p text:style-name="P25">04 Sistema confirma a operação, disponibilizando as informações do documento selecionado.</text:p>
      <text:p text:style-name="P8"/>
      <text:p text:style-name="P14">6.2<text:tab/>Fluxo Alternativo</text:p>
      <text:p text:style-name="P10"/>
      <text:p text:style-name="P13">Não possui fluxo alternativo.</text:p>
      <text:p text:style-name="P8"/>
      <text:p text:style-name="P18"><text:span text:style-name="T6">Referência: </text:span><text:span text:style-name="T3">Não se aplica.</text:span></text:p>
      <text:p text:style-name="P8"/>
      <text:p text:style-name="P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" svg:font-family="TimesNewRoman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TimesNewRoman" fo:font-size="13pt" style:font-size-asian="13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UC-Documentos -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Caso de Uso Documentos</dc:title>
    <dc:description>Versão 2 
Data: 06/06/2006</dc:description>
    <meta:initial-creator>Wagner Oliveira de Araujo</meta:initial-creator>
    <meta:creation-date>2006-06-04T23:34:46</meta:creation-date>
    <dc:date>2006-06-08T22:04:10</dc:date>
    <dc:language>pt-BR</dc:language>
    <meta:editing-cycles>46</meta:editing-cycles>
    <meta:editing-duration>PT1H30M5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99" meta:word-count="830" meta:character-count="548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Wagner Oliveira de Araujo" dc:date-time="2006-06-07T01:09:04"/>
</VL:version-list>
</file>